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pitch="fixed"/>
    <style:font-face style:name="Nimbus Mono L" svg:font-family="'Nimbus Mono L'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4d4f2" officeooo:paragraph-rsid="0014d4f2"/>
    </style:style>
    <style:style style:name="P2" style:family="paragraph" style:parent-style-name="Standard">
      <style:text-properties officeooo:rsid="0014d4f2" officeooo:paragraph-rsid="0014d4f2"/>
    </style:style>
    <style:style style:name="P3" style:family="paragraph" style:parent-style-name="Standard">
      <style:text-properties fo:font-weight="normal" officeooo:rsid="0014d4f2" officeooo:paragraph-rsid="0014d4f2" style:font-weight-asian="normal" style:font-weight-complex="normal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style:font-name="Nimbus Mono L" officeooo:rsid="0018c0cb" officeooo:paragraph-rsid="0018c0cb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style:font-name="Nimbus Mono L" officeooo:rsid="001daf4e" officeooo:paragraph-rsid="001daf4e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style:font-name="Nimbus Mono L" officeooo:rsid="00228bfc" officeooo:paragraph-rsid="00228bfc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style:font-name="Nimbus Mono L" fo:font-weight="normal" officeooo:rsid="0014d4f2" officeooo:paragraph-rsid="0014d4f2" style:font-weight-asian="normal" style:font-weight-complex="normal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style:font-name="Nimbus Mono L" fo:font-weight="normal" officeooo:rsid="001793d8" officeooo:paragraph-rsid="001793d8" style:font-weight-asian="normal" style:font-weight-complex="normal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style:font-name="Nimbus Mono L" fo:font-weight="normal" officeooo:rsid="0018c0cb" officeooo:paragraph-rsid="0018c0cb" style:font-weight-asian="normal" style:font-weight-complex="normal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style:font-name="Nimbus Mono L" fo:font-weight="normal" officeooo:rsid="001daf4e" officeooo:paragraph-rsid="001daf4e" style:font-weight-asian="normal" style:font-weight-complex="normal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style:font-name="Nimbus Mono L" fo:font-weight="normal" officeooo:rsid="00228bfc" officeooo:paragraph-rsid="00228bfc" style:font-weight-asian="normal" style:font-weight-complex="normal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style:font-name="Nimbus Mono L" officeooo:rsid="0014d4f2" officeooo:paragraph-rsid="0014d4f2"/>
    </style:style>
    <style:style style:name="P13" style:family="paragraph" style:parent-style-name="Standard">
      <style:paragraph-properties fo:margin-left="0cm" fo:margin-right="0cm" fo:text-indent="0cm" style:auto-text-indent="false"/>
      <style:text-properties style:font-name="Liberation Serif1" officeooo:rsid="0015a9ff" officeooo:paragraph-rsid="0015a9ff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font-name="Liberation Serif1" officeooo:rsid="0018c0cb" officeooo:paragraph-rsid="0018c0cb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font-name="Liberation Serif1" officeooo:rsid="001bf7c4" officeooo:paragraph-rsid="001bf7c4"/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font-name="Liberation Serif1" officeooo:rsid="001c9a66" officeooo:paragraph-rsid="001c9a66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1" officeooo:rsid="001c9da1" officeooo:paragraph-rsid="001c9da1"/>
    </style:style>
    <style:style style:name="P18" style:family="paragraph" style:parent-style-name="Standard">
      <style:paragraph-properties fo:margin-left="0cm" fo:margin-right="0cm" fo:text-indent="0cm" style:auto-text-indent="false"/>
      <style:text-properties style:font-name="Liberation Serif1" officeooo:rsid="001efe12" officeooo:paragraph-rsid="001efe12"/>
    </style:style>
    <style:style style:name="P19" style:family="paragraph" style:parent-style-name="Standard">
      <style:paragraph-properties fo:margin-left="0cm" fo:margin-right="0cm" fo:text-indent="0cm" style:auto-text-indent="false"/>
      <style:text-properties style:font-name="Liberation Serif1" officeooo:rsid="00228bfc" officeooo:paragraph-rsid="00228bfc"/>
    </style:style>
    <style:style style:name="P20" style:family="paragraph" style:parent-style-name="Standard">
      <style:paragraph-properties fo:margin-left="0cm" fo:margin-right="0cm" fo:text-indent="0cm" style:auto-text-indent="false"/>
      <style:text-properties style:font-name="Liberation Serif1" fo:font-weight="normal" officeooo:rsid="0015a9ff" officeooo:paragraph-rsid="0015a9ff" style:font-weight-asian="normal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/>
      <style:text-properties style:font-name="Liberation Serif1" fo:font-weight="normal" officeooo:rsid="001793d8" officeooo:paragraph-rsid="001793d8" style:font-weight-asian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/>
      <style:text-properties style:font-name="Liberation Serif1" fo:font-weight="normal" officeooo:rsid="001bf7c4" officeooo:paragraph-rsid="001bf7c4" style:font-weight-asian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/>
      <style:text-properties style:font-name="Liberation Serif1" fo:font-weight="normal" officeooo:rsid="001c9a66" officeooo:paragraph-rsid="001c9a66" style:font-weight-asian="normal" style:font-weight-complex="normal"/>
    </style:style>
    <style:style style:name="P24" style:family="paragraph" style:parent-style-name="Standard">
      <style:paragraph-properties fo:margin-left="0cm" fo:margin-right="0cm" fo:text-indent="0cm" style:auto-text-indent="false"/>
      <style:text-properties style:font-name="Liberation Serif1" fo:font-weight="normal" officeooo:rsid="001c9da1" officeooo:paragraph-rsid="001c9da1" style:font-weight-asian="normal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/>
      <style:text-properties style:font-name="Nimbus Mono L" fo:font-weight="normal" officeooo:rsid="0018c0cb" officeooo:paragraph-rsid="0018c0cb" style:font-weight-asian="normal" style:font-weight-complex="normal"/>
    </style:style>
    <style:style style:name="P26" style:family="paragraph" style:parent-style-name="Table_20_Contents">
      <style:text-properties style:font-name="Liberation Serif1" officeooo:rsid="002436a2" officeooo:paragraph-rsid="002436a2"/>
    </style:style>
    <style:style style:name="P27" style:family="paragraph" style:parent-style-name="Table_20_Contents">
      <style:text-properties style:font-name="Liberation Serif1" fo:font-weight="bold" officeooo:rsid="0025e9ed" officeooo:paragraph-rsid="0025e9ed" style:font-weight-asian="bold" style:font-weight-complex="bold"/>
    </style:style>
    <style:style style:name="P28" style:family="paragraph" style:parent-style-name="Table_20_Contents">
      <style:text-properties style:font-name="Liberation Serif1" fo:font-style="normal" style:text-underline-style="none" fo:font-weight="normal" officeooo:rsid="002436a2" officeooo:paragraph-rsid="002436a2" style:font-style-asian="normal" style:font-weight-asian="normal" style:font-style-complex="normal" style:font-weight-complex="normal"/>
    </style:style>
    <style:style style:name="P29" style:family="paragraph" style:parent-style-name="Standard" style:list-style-name="L2">
      <style:text-properties style:font-name="Liberation Serif1" fo:font-weight="bold" officeooo:rsid="002be149" officeooo:paragraph-rsid="002be149" style:font-weight-asian="bold" style:font-weight-complex="bold"/>
    </style:style>
    <style:style style:name="P30" style:family="paragraph" style:parent-style-name="Standard">
      <style:text-properties style:font-name="Liberation Serif1" fo:font-weight="bold" officeooo:rsid="002be149" officeooo:paragraph-rsid="002be149" style:font-weight-asian="bold" style:font-weight-complex="bold"/>
    </style:style>
    <style:style style:name="P31" style:family="paragraph" style:parent-style-name="Standard">
      <style:text-properties style:font-name="Liberation Serif1" fo:font-weight="bold" officeooo:rsid="002c2026" officeooo:paragraph-rsid="002c2026" style:font-weight-asian="bold" style:font-weight-complex="bold"/>
    </style:style>
    <style:style style:name="P32" style:family="paragraph" style:parent-style-name="Standard">
      <style:text-properties style:font-name="Liberation Serif1" fo:font-size="12pt" fo:font-weight="bold" officeooo:rsid="003024eb" officeooo:paragraph-rsid="003024eb" style:font-size-asian="10.5pt" style:font-weight-asian="bold" style:font-size-complex="12pt" style:font-weight-complex="bold"/>
    </style:style>
    <style:style style:name="P33" style:family="paragraph" style:parent-style-name="Standard" style:list-style-name="L4">
      <style:text-properties style:font-name="Liberation Serif1" fo:font-size="12pt" fo:font-weight="bold" officeooo:rsid="003024eb" officeooo:paragraph-rsid="003024eb" style:font-size-asian="10.5pt" style:font-weight-asian="bold" style:font-size-complex="12pt" style:font-weight-complex="bold"/>
    </style:style>
    <style:style style:name="P34" style:family="paragraph" style:parent-style-name="Standard" style:list-style-name="L4">
      <style:text-properties style:font-name="Liberation Serif1" fo:font-size="12pt" fo:font-weight="bold" officeooo:rsid="0030553a" officeooo:paragraph-rsid="0030553a" style:font-size-asian="10.5pt" style:font-weight-asian="bold" style:font-size-complex="12pt" style:font-weight-complex="bold"/>
    </style:style>
    <style:style style:name="P35" style:family="paragraph" style:parent-style-name="Standard" style:list-style-name="L4">
      <style:text-properties style:font-name="Liberation Serif1" fo:font-size="12pt" fo:font-weight="bold" officeooo:rsid="00315838" officeooo:paragraph-rsid="00315838" style:font-size-asian="10.5pt" style:font-weight-asian="bold" style:font-size-complex="12pt" style:font-weight-complex="bold"/>
    </style:style>
    <style:style style:name="P36" style:family="paragraph" style:parent-style-name="Standard" style:list-style-name="L4">
      <style:text-properties style:font-name="Liberation Serif1" fo:font-size="12pt" fo:font-weight="bold" officeooo:rsid="0031f24b" officeooo:paragraph-rsid="0031f24b" style:font-size-asian="10.5pt" style:font-weight-asian="bold" style:font-size-complex="12pt" style:font-weight-complex="bold"/>
    </style:style>
    <style:style style:name="P37" style:family="paragraph" style:parent-style-name="Standard" style:list-style-name="L4">
      <style:text-properties style:font-name="Liberation Serif1" fo:font-size="12pt" fo:font-weight="bold" officeooo:rsid="0033e4f0" officeooo:paragraph-rsid="0033e4f0" style:font-size-asian="10.5pt" style:font-weight-asian="bold" style:font-size-complex="12pt" style:font-weight-complex="bold"/>
    </style:style>
    <style:style style:name="P38" style:family="paragraph" style:parent-style-name="Standard">
      <style:text-properties style:font-name="Liberation Serif1" fo:font-size="12pt" fo:font-weight="bold" officeooo:rsid="0033e4f0" officeooo:paragraph-rsid="0033e4f0" style:font-size-asian="10.5pt" style:font-weight-asian="bold" style:font-size-complex="12pt" style:font-weight-complex="bold"/>
    </style:style>
    <style:style style:name="P39" style:family="paragraph" style:parent-style-name="Standard">
      <style:text-properties style:font-name="Liberation Serif1" fo:font-size="12pt" fo:font-weight="bold" officeooo:rsid="0035b188" officeooo:paragraph-rsid="0035b188" style:font-size-asian="10.5pt" style:font-weight-asian="bold" style:font-size-complex="12pt" style:font-weight-complex="bold"/>
    </style:style>
    <style:style style:name="P40" style:family="paragraph" style:parent-style-name="Standard" style:list-style-name="L3">
      <style:text-properties style:font-name="Liberation Serif1" fo:font-size="12pt" fo:font-weight="normal" officeooo:rsid="002d2476" officeooo:paragraph-rsid="002d2476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margin-left="0cm" fo:margin-right="0cm" fo:text-indent="0cm" style:auto-text-indent="false"/>
      <style:text-properties style:font-name="Liberation Serif1" fo:font-weight="normal" officeooo:rsid="002436a2" officeooo:paragraph-rsid="002436a2" style:font-weight-asian="normal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/>
      <style:text-properties style:font-name="Liberation Serif1" fo:font-weight="normal" officeooo:rsid="002822dc" officeooo:paragraph-rsid="002822dc" style:font-weight-asian="normal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/>
      <style:text-properties style:font-name="Liberation Serif1" fo:font-weight="normal" officeooo:rsid="0029acfd" officeooo:paragraph-rsid="0029acfd" style:font-weight-asian="normal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/>
      <style:text-properties style:font-name="Liberation Serif1" fo:font-weight="normal" officeooo:rsid="002b8775" officeooo:paragraph-rsid="002b8775" style:font-weight-asian="normal" style:font-weight-complex="normal"/>
    </style:style>
    <style:style style:name="P45" style:family="paragraph" style:parent-style-name="Standard">
      <style:paragraph-properties fo:margin-left="1.251cm" fo:margin-right="0cm" fo:text-indent="0cm" style:auto-text-indent="false"/>
      <style:text-properties style:font-name="Nimbus Mono L" fo:font-weight="bold" officeooo:rsid="002c2026" officeooo:paragraph-rsid="002c2026" style:font-weight-asian="bold" style:font-weight-complex="bold"/>
    </style:style>
    <style:style style:name="P46" style:family="paragraph" style:parent-style-name="Standard">
      <style:paragraph-properties fo:margin-left="1.251cm" fo:margin-right="0cm" fo:text-indent="0cm" style:auto-text-indent="false"/>
      <style:text-properties style:font-name="Nimbus Mono L" fo:font-size="12pt" fo:font-weight="bold" officeooo:rsid="002d2476" officeooo:paragraph-rsid="002d2476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margin-left="1.251cm" fo:margin-right="0cm" fo:text-indent="0cm" style:auto-text-indent="false"/>
      <style:text-properties style:font-name="Nimbus Mono L" fo:font-size="12pt" fo:font-weight="bold" officeooo:rsid="0035b188" officeooo:paragraph-rsid="0035b188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margin-left="0cm" fo:margin-right="0cm" fo:text-indent="0cm" style:auto-text-indent="false"/>
      <style:text-properties style:font-name="Nimbus Mono L" fo:font-size="12pt" fo:font-weight="bold" officeooo:rsid="0035b188" officeooo:paragraph-rsid="0035b188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margin-left="0cm" fo:margin-right="0cm" fo:text-indent="0cm" style:auto-text-indent="false"/>
      <style:text-properties style:font-name="Liberation Serif1" fo:font-size="12pt" fo:font-weight="bold" officeooo:rsid="002c23fc" officeooo:paragraph-rsid="002c23fc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margin-left="0cm" fo:margin-right="0cm" fo:text-indent="0cm" style:auto-text-indent="false"/>
      <style:text-properties style:font-name="Liberation Serif1" fo:font-size="12pt" fo:font-weight="bold" officeooo:rsid="002d2476" officeooo:paragraph-rsid="002d2476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margin-left="0cm" fo:margin-right="0cm" fo:text-indent="0cm" style:auto-text-indent="false"/>
      <style:text-properties style:font-name="Liberation Serif1" fo:font-size="12pt" fo:font-weight="bold" officeooo:rsid="0035b188" officeooo:paragraph-rsid="0035b188" style:font-size-asian="10.5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9acf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daf4e" style:font-weight-asian="normal" style:font-weight-complex="normal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fo:font-weight="bold" style:font-weight-asian="bold" style:font-weight-complex="bold"/>
    </style:style>
    <style:style style:name="T16" style:family="text">
      <style:text-properties style:text-underline-style="none" fo:font-weight="normal" style:font-weight-asian="normal" style:font-weight-complex="normal"/>
    </style:style>
    <style:style style:name="T17" style:family="text">
      <style:text-properties style:text-underline-style="none" fo:font-weight="normal" officeooo:rsid="0030553a" style:font-weight-asian="normal" style:font-weight-complex="normal"/>
    </style:style>
    <style:style style:name="T18" style:family="text">
      <style:text-properties style:text-underline-style="none" fo:font-weight="normal" officeooo:rsid="00315838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ributos são receitas públicas <text:span text:style-name="T1">derivadas</text:span><text:span text:style-name="T3">.</text:span></text:p>
      <text:p text:style-name="P3"/>
      <text:p text:style-name="P3">Conceito de tributo:</text:p>
      <text:p text:style-name="P12"><text:span text:style-name="T3">CTN, Art. 3º Tributo é toda </text:span><text:span text:style-name="T1">prestação pecuniária compulsória</text:span><text:span text:style-name="T3">, em </text:span><text:span text:style-name="T1">moeda ou cujo valor nela se possa exprimir</text:span><text:span text:style-name="T3">, que </text:span><text:span text:style-name="T1">não</text:span><text:span text:style-name="T3"> constitua </text:span><text:span text:style-name="T1">sanção de ato ilícito</text:span><text:span text:style-name="T3">, instituída em </text:span><text:span text:style-name="T1">lei</text:span><text:span text:style-name="T3"> e cobrada mediante atividade plenamente </text:span><text:span text:style-name="T1">vinculada</text:span><text:span text:style-name="T3">.</text:span></text:p>
      <text:p text:style-name="P7"/>
      <text:p text:style-name="P13"><text:span text:style-name="T3">A </text:span><text:span text:style-name="T1">definição</text:span><text:span text:style-name="T3"> de tributo deve se dar por meio de </text:span><text:span text:style-name="T1">lei complementar</text:span><text:span text:style-name="T3"> (CTN tem força de LC).</text:span></text:p>
      <text:p text:style-name="P20"/>
      <text:p text:style-name="P21">O pagamento de tributos deve ser feito em dinheiro:</text:p>
      <text:p text:style-name="P8">CTN, Art. 162. O pagamento é efetuado:</text:p>
      <text:p text:style-name="P8">I – em moeda corrente, cheque ou vale postal;</text:p>
      <text:p text:style-name="P8">II – nos casos previstos em lei, em estampilha, em papel selado, ou por processo mecânico.</text:p>
      <text:p text:style-name="P8"/>
      <text:p text:style-name="P14"><text:span text:style-name="T3">Mas há também a </text:span><text:span text:style-name="T1">dação em pagamento</text:span><text:span text:style-name="T3">:</text:span></text:p>
      <text:p text:style-name="P9">CTN, Art. 156. Extinguem o crédito tributário:</text:p>
      <text:p text:style-name="P4"><text:span text:style-name="T3">XI – a </text:span><text:span text:style-name="T1">dação em pagamento</text:span><text:span text:style-name="T3"> em bens </text:span><text:span text:style-name="T1">imóveis</text:span><text:span text:style-name="T3">, na forma e condições estabelecidas em </text:span><text:span text:style-name="T1">lei</text:span><text:span text:style-name="T3">.</text:span></text:p>
      <text:p text:style-name="P25"/>
      <text:p text:style-name="P15"><text:span text:style-name="T3">Tributos devem ser instituídos por </text:span><text:span text:style-name="T1">lei</text:span><text:span text:style-name="T3">, <text:s/>mas o STF tem aceitado que sejam instituídos por atos normativos com força de lei (</text:span><text:span text:style-name="T1">medida provisória</text:span><text:span text:style-name="T3">).</text:span></text:p>
      <text:p text:style-name="P22"/>
      <text:p text:style-name="P16"><text:span text:style-name="T3">Alteraç</text:span><text:span text:style-name="T4">ão</text:span><text:span text:style-name="T3"> de </text:span><text:span text:style-name="T1">alíquotas</text:span><text:span text:style-name="T3"> também se dá por meio de </text:span><text:span text:style-name="T1">lei</text:span><text:span text:style-name="T3">, mas admitem-se várias exceções.</text:span></text:p>
      <text:p text:style-name="P23"/>
      <text:p text:style-name="P17"><text:span text:style-name="T3">Tributo ser instituído por lei → requisito de </text:span><text:span text:style-name="T1">validade</text:span></text:p>
      <text:p text:style-name="P17"><text:span text:style-name="T3">Compulsoriedade da obrigação tributária → requisito de </text:span><text:span text:style-name="T1">existência</text:span></text:p>
      <text:p text:style-name="P24"/>
      <text:p text:style-name="P18"><text:span text:style-name="T3">Princípio </text:span><text:span text:style-name="T5">pecunia non olet</text:span><text:span text:style-name="T9">:</text:span></text:p>
      <text:p text:style-name="P5"><text:span text:style-name="T3">CTN, Art. 118. A </text:span><text:span text:style-name="T1">definição legal do fato gerador</text:span><text:span text:style-name="T3"> é interpretada </text:span><text:span text:style-name="T1">abstraindo-se</text:span><text:span text:style-name="T3">:</text:span></text:p>
      <text:p text:style-name="P10">I – da validade jurídica dos atos efetivamente praticados pelos contribuintes, responsáveis, ou terceiros, bem como da natureza do seu objeto ou dos seus efeitos;</text:p>
      <text:p text:style-name="P10">II – dos efeitos dos fatos efetivamente ocorridos.</text:p>
      <text:p text:style-name="P10"/>
      <text:p text:style-name="P19"><text:span text:style-name="T1">Natureza jurídica</text:span><text:span text:style-name="T3"> dos tributos:</text:span></text:p>
      <text:p text:style-name="P6"><text:span text:style-name="T3">CTN, Art. 4º A </text:span><text:span text:style-name="T1">natureza jurídica</text:span><text:span text:style-name="T3"> específica do tributo é determinada pelo </text:span><text:span text:style-name="T1">fato gerador</text:span><text:span text:style-name="T3"> da respectiva obrigação, sendo </text:span><text:span text:style-name="T1">irrelevante</text:span><text:span text:style-name="T3"> para qualificá-la:</text:span></text:p>
      <text:p text:style-name="P11">I – a denominação e demais características formais adotadas pela lei;</text:p>
      <text:p text:style-name="P11">II – a destinação legal do produto da sua arrecadação.</text:p>
      <text:p text:style-name="P11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27">Tributo vinculado x arrecadação vinculada x ato vinculado</text:p>
          </table:table-cell>
        </table:table-row>
        <table:table-row>
          <table:table-cell table:style-name="Tabela1.A2" office:value-type="string">
            <text:p text:style-name="P26">Ao dizer que um tributo é <text:span text:style-name="T1">vinculado ou não</text:span><text:span text:style-name="T3">, estamos dizendo que o </text:span><text:span text:style-name="T6">fato gerador está </text:span><text:span text:style-name="T8">vinculado ou não a uma </text:span><text:span text:style-name="T7">atividade realizada pelo Estado</text:span><text:span text:style-name="T8"> relativa ao contribuinte.</text:span><text:span text:style-name="T10"> Ex.: taxas e contribuições </text:span><text:soft-page-break/><text:span text:style-name="T10">de melhoria.</text:span></text:p>
            <text:p text:style-name="P28"/>
            <text:p text:style-name="P26"><text:span text:style-name="T10">Ao dizer que a </text:span><text:span text:style-name="T11">arrecadação</text:span><text:span text:style-name="T10"> é vinculada, estamos nos referindo a tributos cujo </text:span><text:span text:style-name="T8">destino do que foi arrecadado está vinculado ao custeio de algo previsto na lei</text:span><text:span text:style-name="T10">. Ex.: empréstimos compulsórios.</text:span></text:p>
            <text:p text:style-name="P28"/>
            <text:p text:style-name="P26"><text:span text:style-name="T10">Quanto à </text:span><text:span text:style-name="T11">atividade de cobrança</text:span><text:span text:style-name="T10">, ela é </text:span><text:span text:style-name="T7">ato administrativo vinculado</text:span><text:span text:style-name="T8">.</text:span></text:p>
          </table:table-cell>
        </table:table-row>
      </table:table>
      <text:p text:style-name="P41"/>
      <text:p text:style-name="P42">Na <text:span text:style-name="T2">CF</text:span> há tributos em que o <text:span text:style-name="T12">destino da arrecadação</text:span><text:span text:style-name="T14"> torna-se critério </text:span><text:span text:style-name="T12">relevante</text:span><text:span text:style-name="T14"> para a definição de sua </text:span><text:span text:style-name="T12">natureza jurídica</text:span><text:span text:style-name="T14"> (ex.: empréstimos compulsórios). Mas, pelo </text:span><text:span text:style-name="T15">CTN</text:span><text:span text:style-name="T14"> (art. 4º), o </text:span><text:span text:style-name="T12">destino da arrecadação</text:span><text:span text:style-name="T14"> é </text:span><text:span text:style-name="T12">irrelevante</text:span><text:span text:style-name="T14"> para definição da natureza jurídica do tributo.</text:span></text:p>
      <text:p text:style-name="P42"><text:span text:style-name="T14"/></text:p>
      <text:p text:style-name="P43"><text:span text:style-name="T14">Espécies tributárias pelo </text:span><text:span text:style-name="T15">CTN</text:span><text:span text:style-name="T14">: impostos, taxas e contribuições de melhoria.</text:span></text:p>
      <text:p text:style-name="P43"><text:span text:style-name="T14">Espécies tributárias pela </text:span><text:span text:style-name="T15">CF</text:span><text:span text:style-name="T14">: impostos, taxas, <text:s/>contribuições de melhoria, </text:span><text:span text:style-name="T12">contribuições especiais e empréstimos compulsórios</text:span><text:span text:style-name="T14">.</text:span></text:p>
      <text:p text:style-name="P43"><text:span text:style-name="T14"/></text:p>
      <text:p text:style-name="P44"><text:span text:style-name="T14">A </text:span><text:span text:style-name="T15">CF</text:span><text:span text:style-name="T14"> determina que todos os </text:span><text:span text:style-name="T15">impostos</text:span><text:span text:style-name="T14"> nela discriminados tenham os respectivos </text:span><text:span text:style-name="T15">FG, BC e contribuintes</text:span><text:span text:style-name="T14"> definidos em </text:span><text:span text:style-name="T15">LC</text:span><text:span text:style-name="T14">.</text:span></text:p>
      <text:list xml:id="list3974636666352853996" text:style-name="L2">
        <text:list-item>
          <text:p text:style-name="P29"><text:span text:style-name="T14">Atenção!</text:span><text:span text:style-name="T16"> A CF </text:span><text:span text:style-name="T14">não</text:span><text:span text:style-name="T16"> menciona </text:span><text:span text:style-name="T13">alíquotas</text:span><text:span text:style-name="T16">.</text:span></text:p>
        </text:list-item>
      </text:list>
      <text:p text:style-name="P30"><text:span text:style-name="T16"/></text:p>
      <text:p text:style-name="P31"><text:span text:style-name="T14">Capacidade contributiva</text:span><text:span text:style-name="T16">:</text:span></text:p>
      <text:p text:style-name="P45"><text:span text:style-name="T16">CF, art. 145, §1º – </text:span><text:span text:style-name="T14">Sempre que possível</text:span><text:span text:style-name="T16">, os </text:span><text:span text:style-name="T14">impostos</text:span><text:span text:style-name="T16"> terão caráter </text:span><text:span text:style-name="T14">pessoal</text:span><text:span text:style-name="T16"> e serão graduados segundo a </text:span><text:span text:style-name="T14">capacidade econômica do contribuinte</text:span><text:span text:style-name="T16">, facultado à administração tributária, especialmente para conferir efetividade a esses objetivos, identificar, respeitados os direitos individuais e nos termos da lei, o </text:span><text:span text:style-name="T14">patrimônio</text:span><text:span text:style-name="T16">, os </text:span><text:span text:style-name="T14">rendimentos</text:span><text:span text:style-name="T16"> e as </text:span><text:span text:style-name="T14">atividades econômicas</text:span><text:span text:style-name="T16"> do contribuinte.</text:span></text:p>
      <text:p text:style-name="P45"><text:span text:style-name="T16"/></text:p>
      <text:p text:style-name="P49"><text:span text:style-name="T16">A </text:span><text:span text:style-name="T14">CF</text:span><text:span text:style-name="T16"> fala apenas no princípio da capacidade contributiva para </text:span><text:span text:style-name="T14">impostos</text:span><text:span text:style-name="T16">, mas o </text:span><text:span text:style-name="T14">STF</text:span><text:span text:style-name="T16"> já afirmou que nada impede que ele seja aplicado na criação de </text:span><text:span text:style-name="T14">taxas</text:span><text:span text:style-name="T16">.</text:span></text:p>
      <text:p text:style-name="P49"><text:span text:style-name="T16"/></text:p>
      <text:p text:style-name="P50"><text:span text:style-name="T14">Impostos e LC</text:span><text:span text:style-name="T16">:</text:span></text:p>
      <text:p text:style-name="P46"><text:span text:style-name="T16">CF, Art. 146. Cabe à </text:span><text:span text:style-name="T14">LC</text:span><text:span text:style-name="T16">:</text:span></text:p>
      <text:p text:style-name="P46"><text:span text:style-name="T16">III – estabelecer </text:span><text:span text:style-name="T14">normas gerais</text:span><text:span text:style-name="T16"> em matéria de legislação tributária, especialmente sobre:</text:span></text:p>
      <text:p text:style-name="P46"><text:span text:style-name="T16">a) definição de tributos e suas espécies, bem como, em relação aos impostos discriminados nesta Constituição, a dos respectivos FG, BC e contribuintes.</text:span></text:p>
      <text:p text:style-name="P46"><text:span text:style-name="T16"/></text:p>
      <text:p text:style-name="P50"><text:span text:style-name="T14">Exceções ao Princípio da Não Afetação dos Impostos</text:span><text:span text:style-name="T16">:</text:span></text:p>
      <text:list xml:id="list2871250481811888156" text:style-name="L3">
        <text:list-item>
          <text:p text:style-name="P40"><text:span text:style-name="T14">repartição constitucional dos impostos;</text:span></text:p>
        </text:list-item>
        <text:list-item>
          <text:p text:style-name="P40"><text:span text:style-name="T14">destinação de recursos para:</text:span></text:p>
          <text:list>
            <text:list-item>
              <text:p text:style-name="P40"><text:span text:style-name="T14">saúde;</text:span></text:p>
            </text:list-item>
            <text:list-item>
              <text:p text:style-name="P40"><text:span text:style-name="T14">desenvolvimento do ensino;</text:span></text:p>
            </text:list-item>
            <text:list-item>
              <text:p text:style-name="P40"><text:span text:style-name="T14">atividade da administração tributária;</text:span></text:p>
            </text:list-item>
          </text:list>
        </text:list-item>
        <text:list-item>
          <text:p text:style-name="P40"><text:span text:style-name="T14">prestação de garantias para:</text:span></text:p>
          <text:list>
            <text:list-item>
              <text:p text:style-name="P40"><text:span text:style-name="T14">operações de crédito por antecipação de receita;</text:span></text:p>
            </text:list-item>
            <text:list-item>
              <text:p text:style-name="P40"><text:span text:style-name="T14">União;</text:span></text:p>
            </text:list-item>
            <text:list-item>
              <text:p text:style-name="P40"><text:span text:style-name="T14">pagamento de débitos para com esta.</text:span></text:p>
            </text:list-item>
          </text:list>
        </text:list-item>
      </text:list>
      <text:p text:style-name="P32"><text:soft-page-break/><text:span text:style-name="T14">Repartição das Receitas Tributárias</text:span><text:span text:style-name="T16"> (CF, arts. 157 a 162):</text:span></text:p>
      <text:list xml:id="list3345383573240259001" text:style-name="L4">
        <text:list-item>
          <text:p text:style-name="P33"><text:span text:style-name="T16">pertencem aos Estados/DF:</text:span></text:p>
          <text:list>
            <text:list-item>
              <text:p text:style-name="P33"><text:span text:style-name="T16">IR incidente sobre rendimentos pagos por suas autarquias e fundações;</text:span></text:p>
            </text:list-item>
            <text:list-item>
              <text:p text:style-name="P33"><text:span text:style-name="T16">20% </text:span><text:span text:style-name="T17">dos impostos residuais;</text:span></text:p>
            </text:list-item>
          </text:list>
        </text:list-item>
        <text:list-item>
          <text:p text:style-name="P34"><text:span text:style-name="T16">pertencem aos Municípios:</text:span></text:p>
          <text:list>
            <text:list-item>
              <text:p text:style-name="P34"><text:span text:style-name="T16">IR incidente sobre rendimentos pagos por suas autarquias e fundações;</text:span></text:p>
            </text:list-item>
            <text:list-item>
              <text:p text:style-name="P34"><text:span text:style-name="T16">50% do ITR </text:span><text:span text:style-name="T18">em seu território</text:span><text:span text:style-name="T16">, ou 100% se optar por fiscalizá-lo;</text:span></text:p>
            </text:list-item>
            <text:list-item>
              <text:p text:style-name="P35"><text:span text:style-name="T16">50% do IPVA em seu território;</text:span></text:p>
            </text:list-item>
            <text:list-item>
              <text:p text:style-name="P36"><text:span text:style-name="T16">25% do ICMS nos seguintes termos:</text:span></text:p>
              <text:list>
                <text:list-item>
                  <text:p text:style-name="P36"><text:span text:style-name="T16">no mínimo ¾ na proporção do valor adicionado em seu território;</text:span></text:p>
                </text:list-item>
                <text:list-item>
                  <text:p text:style-name="P36"><text:span text:style-name="T16">até ¼ de acordo com o que dispuser lei estadual (federal no caso de território);</text:span></text:p>
                </text:list-item>
              </text:list>
            </text:list-item>
          </text:list>
        </text:list-item>
        <text:list-item>
          <text:p text:style-name="P36"><text:span text:style-name="T16">a União entregará:</text:span></text:p>
          <text:list>
            <text:list-item>
              <text:p text:style-name="P36"><text:span text:style-name="T16">49% do IR, da seguinte forma:</text:span></text:p>
              <text:list>
                <text:list-item>
                  <text:p text:style-name="P36"><text:span text:style-name="T16">21,5% ao FPE;</text:span></text:p>
                </text:list-item>
                <text:list-item>
                  <text:p text:style-name="P36"><text:span text:style-name="T16">22,5% ao FPM;</text:span></text:p>
                </text:list-item>
                <text:list-item>
                  <text:p text:style-name="P36"><text:span text:style-name="T16">3% para financiamento do setor produtivo do N/NE/CO;</text:span></text:p>
                </text:list-item>
                <text:list-item>
                  <text:p text:style-name="P36"><text:span text:style-name="T16">1% ao FPM entregue no 1º decêndio de </text:span><text:span text:style-name="T14">dezembro</text:span><text:span text:style-name="T16">;</text:span></text:p>
                </text:list-item>
                <text:list-item>
                  <text:p text:style-name="P36"><text:span text:style-name="T16">1% ao FPM entregue no 1º decêndio de </text:span><text:span text:style-name="T14">julho</text:span><text:span text:style-name="T16">;</text:span></text:p>
                </text:list-item>
              </text:list>
            </text:list-item>
            <text:list-item>
              <text:p text:style-name="P36"><text:span text:style-name="T16">10% do IPI aos Estados/DF na proporção do valor adicionado em seus territórios;</text:span></text:p>
            </text:list-item>
            <text:list-item>
              <text:p text:style-name="P37"><text:span text:style-name="T16">29% da CIDE aos Estados/DF.</text:span></text:p>
            </text:list-item>
          </text:list>
        </text:list-item>
      </text:list>
      <text:p text:style-name="P38"><text:span text:style-name="T16"/></text:p>
      <text:p text:style-name="P39"><text:span text:style-name="T16">Em relação às taxas, há </text:span><text:span text:style-name="T14">referibilidade</text:span><text:span text:style-name="T16"> da atividade estatal em relação ao contribuinte – são tributos </text:span><text:span text:style-name="T14">retributivos ou contraprestacionais</text:span><text:span text:style-name="T16">.</text:span></text:p>
      <text:p text:style-name="P47"><text:span text:style-name="T16">CTN, Art. 77. As </text:span><text:span text:style-name="T14">taxas</text:span><text:span text:style-name="T16"> cobradas pela U, E, DF e M, no âmbito de suas respectivas atribuições, têm como FG o </text:span><text:span text:style-name="T14">exercício regular do poder de polícia</text:span><text:span text:style-name="T16">, ou a </text:span><text:span text:style-name="T14">utilização, efetiva ou potencial, de serviço público específico e divisível, prestado ao contribuinte ou posto à sua disposição</text:span><text:span text:style-name="T16">.</text:span></text:p>
      <text:p text:style-name="P48"><text:span text:style-name="T16"/></text:p>
      <text:p text:style-name="P51"><text:span text:style-name="T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pitch="fixed"/>
    <style:font-face style:name="Nimbus Mono L" svg:font-family="'Nimbus Mono L'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4d4f2" officeooo:paragraph-rsid="0014d4f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0 – Conceito e classificação de tributo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14:35:55.687806828</meta:creation-date>
    <dc:date>2018-01-24T10:03:19.042235958</dc:date>
    <meta:editing-duration>PT2H27M47S</meta:editing-duration>
    <meta:editing-cycles>32</meta:editing-cycles>
    <meta:generator>LibreOffice/5.2.7.2$Linux_X86_64 LibreOffice_project/20m0$Build-2</meta:generator>
    <meta:document-statistic meta:table-count="1" meta:image-count="0" meta:object-count="0" meta:page-count="3" meta:paragraph-count="72" meta:word-count="860" meta:character-count="5359" meta:non-whitespace-character-count="4587"/>
  </office:meta>
</office:document-meta>
</file>